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3069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896in" style:rel-column-width="1713*"/>
    </style:style>
    <style:style style:name="Table8.B" style:family="table-column">
      <style:table-column-properties style:column-width="2.8125in" style:rel-column-width="4050*"/>
    </style:style>
    <style:style style:name="Table8.C" style:family="table-column">
      <style:table-column-properties style:column-width="2.691in" style:rel-column-width="38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27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28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41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42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43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4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officeooo:rsid="007a33ef" officeooo:paragraph-rsid="0033353e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officeooo:rsid="002498a6" officeooo:paragraph-rsid="007c29f8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tyle="normal" officeooo:rsid="00283fb5" officeooo:paragraph-rsid="007f4010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9be3aa" officeooo:paragraph-rsid="009be3a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bold" officeooo:rsid="008f84cf" officeooo:paragraph-rsid="008f84cf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98d521" officeooo:paragraph-rsid="0098d521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9aa3c4" officeooo:paragraph-rsid="009aa3c4" style:font-weight-asian="normal" style:font-weight-complex="normal"/>
    </style:style>
    <style:style style:name="P58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59" style:family="paragraph" style:parent-style-name="Standard">
      <style:text-properties fo:font-weight="normal" officeooo:rsid="001fdb9f" officeooo:paragraph-rsid="00a01867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a01867" officeooo:paragraph-rsid="00a01867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a01867" officeooo:paragraph-rsid="00a287df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a287df" officeooo:paragraph-rsid="00a287df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a287df" officeooo:paragraph-rsid="00a3c385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a3c385" officeooo:paragraph-rsid="00a3c385" style:font-size-asian="12pt" style:font-size-complex="12pt"/>
    </style:style>
    <style:style style:name="P67" style:family="paragraph" style:parent-style-name="Standard">
      <style:paragraph-properties fo:text-align="center" style:justify-single-word="false"/>
      <style:text-properties fo:font-size="12pt" fo:font-weight="bold" officeooo:rsid="009f4e67" officeooo:paragraph-rsid="009f4e67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01867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3c385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a3c385" officeooo:paragraph-rsid="00a3c385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90625d" officeooo:paragraph-rsid="0090625d" style:font-weight-asian="bold" style:font-weight-complex="bold"/>
    </style:style>
    <style:style style:name="P72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92602d" officeooo:paragraph-rsid="0092602d" style:font-weight-asian="bold" style:font-weight-complex="bold"/>
    </style:style>
    <style:style style:name="P74" style:family="paragraph" style:parent-style-name="Standard">
      <style:text-properties fo:font-weight="bold" officeooo:rsid="001ed7b9" officeooo:paragraph-rsid="00a0186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a01867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a01867" style:font-style-asian="italic" style:font-weight-asian="normal" style:font-style-complex="italic" style:font-weight-complex="normal"/>
    </style:style>
    <style:style style:name="P78" style:family="paragraph" style:parent-style-name="Table_20_Contents">
      <style:paragraph-properties fo:text-align="start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officeooo:rsid="00577621" officeooo:paragraph-rsid="00577621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577621" officeooo:paragraph-rsid="00577621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58cc00" officeooo:paragraph-rsid="0058cc00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76a59d" officeooo:paragraph-rsid="0076a59d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8f84cf" officeooo:paragraph-rsid="008f84cf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1fce" officeooo:paragraph-rsid="00a01867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officeooo:rsid="0058cc00" officeooo:paragraph-rsid="0058cc00"/>
    </style:style>
    <style:style style:name="P86" style:family="paragraph" style:parent-style-name="Table_20_Contents">
      <style:paragraph-properties fo:text-align="start" style:justify-single-word="false"/>
      <style:text-properties fo:font-size="12pt" fo:font-weight="bold" officeooo:rsid="00577621" officeooo:paragraph-rsid="00577621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size="12pt" fo:font-weight="bold" officeooo:rsid="003f81c9" officeooo:paragraph-rsid="003f81c9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8696b6" officeooo:paragraph-rsid="008696b6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size="12pt" fo:font-weight="bold" officeooo:rsid="0088d5b4" officeooo:paragraph-rsid="0088d5b4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577621" officeooo:paragraph-rsid="00577621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577621" officeooo:paragraph-rsid="00676c47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577621" officeooo:paragraph-rsid="00693537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paragraph-rsid="00676c47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paragraph-rsid="0069353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paragraph-rsid="0073cd19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paragraph-rsid="008430c6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3b4c19" officeooo:paragraph-rsid="003b4c19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8bfb8e" officeooo:paragraph-rsid="008bfb8e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103" style:family="paragraph" style:parent-style-name="Table_20_Contents">
      <style:paragraph-properties fo:text-align="start" style:justify-single-word="false"/>
      <style:text-properties officeooo:rsid="0033353e" officeooo:paragraph-rsid="0076c5b6"/>
    </style:style>
    <style:style style:name="P104" style:family="paragraph" style:parent-style-name="Table_20_Contents">
      <style:paragraph-properties fo:text-align="start" style:justify-single-word="false"/>
      <style:text-properties officeooo:rsid="0076c5b6" officeooo:paragraph-rsid="0076c5b6"/>
    </style:style>
    <style:style style:name="P105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106" style:family="paragraph" style:parent-style-name="Table_20_Contents">
      <style:paragraph-properties fo:text-align="start" style:justify-single-word="false"/>
      <style:text-properties officeooo:rsid="0076c5b6" officeooo:paragraph-rsid="007b162c"/>
    </style:style>
    <style:style style:name="P107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P108" style:family="paragraph" style:parent-style-name="Table_20_Contents">
      <style:paragraph-properties fo:text-align="start" style:justify-single-word="false"/>
      <style:text-properties officeooo:rsid="00789636" officeooo:paragraph-rsid="00789636"/>
    </style:style>
    <style:style style:name="P109" style:family="paragraph" style:parent-style-name="Table_20_Contents">
      <style:paragraph-properties fo:text-align="start" style:justify-single-word="false"/>
      <style:text-properties officeooo:rsid="007b162c" officeooo:paragraph-rsid="007b162c"/>
    </style:style>
    <style:style style:name="P110" style:family="paragraph" style:parent-style-name="Table_20_Contents">
      <style:paragraph-properties fo:text-align="center" style:justify-single-word="false"/>
      <style:text-properties fo:font-size="11pt" fo:font-weight="bold" officeooo:rsid="0088d5b4" officeooo:paragraph-rsid="0088d5b4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officeooo:rsid="008f84cf" officeooo:paragraph-rsid="008f84cf"/>
    </style:style>
    <style:style style:name="P112" style:family="paragraph" style:parent-style-name="Table_20_Contents">
      <style:paragraph-properties fo:text-align="start" style:justify-single-word="false"/>
      <style:text-properties officeooo:rsid="009c7862" officeooo:paragraph-rsid="009c7862"/>
    </style:style>
    <style:style style:name="P113" style:family="paragraph" style:parent-style-name="Table_20_Contents">
      <style:paragraph-properties fo:text-align="start" style:justify-single-word="false"/>
      <style:text-properties officeooo:rsid="0020888e" officeooo:paragraph-rsid="00a018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244fc" style:font-style-asian="italic" style:font-style-complex="italic"/>
    </style:style>
    <style:style style:name="T3" style:family="text">
      <style:text-properties fo:font-style="italic" officeooo:rsid="0083a038" style:font-style-asian="italic" style:font-style-complex="italic"/>
    </style:style>
    <style:style style:name="T4" style:family="text">
      <style:text-properties fo:font-style="italic" fo:font-weight="normal" officeooo:rsid="007e7de3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d9f" style:font-style-asian="normal" style:font-style-complex="normal"/>
    </style:style>
    <style:style style:name="T7" style:family="text">
      <style:text-properties fo:font-style="normal" officeooo:rsid="00165b7a" style:font-style-asian="normal" style:font-style-complex="normal"/>
    </style:style>
    <style:style style:name="T8" style:family="text">
      <style:text-properties fo:font-style="normal" officeooo:rsid="0036a03b" style:font-style-asian="normal" style:font-style-complex="normal"/>
    </style:style>
    <style:style style:name="T9" style:family="text">
      <style:text-properties fo:font-style="normal" officeooo:rsid="00380dfc" style:font-style-asian="normal" style:font-style-complex="normal"/>
    </style:style>
    <style:style style:name="T10" style:family="text">
      <style:text-properties fo:font-style="normal" officeooo:rsid="009617aa" style:font-style-asian="normal" style:font-style-complex="normal"/>
    </style:style>
    <style:style style:name="T11" style:family="text">
      <style:text-properties officeooo:rsid="00165b7a"/>
    </style:style>
    <style:style style:name="T12" style:family="text">
      <style:text-properties officeooo:rsid="00176af8"/>
    </style:style>
    <style:style style:name="T13" style:family="text">
      <style:text-properties officeooo:rsid="00191fce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5a9b39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5c4211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5e88ff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60210b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60e783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63fcaa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647ca6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65d225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676c47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693537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72f31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officeooo:rsid="007119ff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officeooo:rsid="0073cd19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6f114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701241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724e16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6a9f9f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6b3538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6ce149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a88c85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ab036d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0" style:family="text">
      <style:text-properties fo:font-variant="normal" fo:text-transform="none" fo:color="#000000" fo:letter-spacing="normal"/>
    </style:style>
    <style:style style:name="T41" style:family="text">
      <style:text-properties officeooo:rsid="0019fb09"/>
    </style:style>
    <style:style style:name="T42" style:family="text">
      <style:text-properties officeooo:rsid="001dba71"/>
    </style:style>
    <style:style style:name="T43" style:family="text">
      <style:text-properties officeooo:rsid="001ed7b9"/>
    </style:style>
    <style:style style:name="T44" style:family="text">
      <style:text-properties officeooo:rsid="001fdb9f"/>
    </style:style>
    <style:style style:name="T45" style:family="text">
      <style:text-properties officeooo:rsid="0023b47f"/>
    </style:style>
    <style:style style:name="T46" style:family="text">
      <style:text-properties officeooo:rsid="00283fb5"/>
    </style:style>
    <style:style style:name="T47" style:family="text">
      <style:text-properties officeooo:rsid="002dab34"/>
    </style:style>
    <style:style style:name="T48" style:family="text">
      <style:text-properties officeooo:rsid="003e0fc0"/>
    </style:style>
    <style:style style:name="T49" style:family="text">
      <style:text-properties officeooo:rsid="00435f39"/>
    </style:style>
    <style:style style:name="T50" style:family="text">
      <style:text-properties officeooo:rsid="0044c27d"/>
    </style:style>
    <style:style style:name="T51" style:family="text">
      <style:text-properties officeooo:rsid="00476cca"/>
    </style:style>
    <style:style style:name="T52" style:family="text">
      <style:text-properties officeooo:rsid="00502afa"/>
    </style:style>
    <style:style style:name="T53" style:family="text">
      <style:text-properties officeooo:rsid="0055daf7"/>
    </style:style>
    <style:style style:name="T54" style:family="text">
      <style:text-properties officeooo:rsid="00773212"/>
    </style:style>
    <style:style style:name="T55" style:family="text">
      <style:text-properties officeooo:rsid="007cb630"/>
    </style:style>
    <style:style style:name="T56" style:family="text">
      <style:text-properties officeooo:rsid="007e7de3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a1daa7" style:font-weight-asian="bold" style:font-weight-complex="bold"/>
    </style:style>
    <style:style style:name="T59" style:family="text">
      <style:text-properties officeooo:rsid="008244fc"/>
    </style:style>
    <style:style style:name="T60" style:family="text">
      <style:text-properties officeooo:rsid="0083a038"/>
    </style:style>
    <style:style style:name="T61" style:family="text">
      <style:text-properties officeooo:rsid="008dd4b2"/>
    </style:style>
    <style:style style:name="T62" style:family="text">
      <style:text-properties officeooo:rsid="008f84cf"/>
    </style:style>
    <style:style style:name="T63" style:family="text">
      <style:text-properties officeooo:rsid="0092602d"/>
    </style:style>
    <style:style style:name="T64" style:family="text">
      <style:text-properties officeooo:rsid="0095b038"/>
    </style:style>
    <style:style style:name="T65" style:family="text">
      <style:text-properties officeooo:rsid="00a1daa7"/>
    </style:style>
    <style:style style:name="T66" style:family="text">
      <style:text-properties officeooo:rsid="00a287df"/>
    </style:style>
    <style:style style:name="T67" style:family="text">
      <style:text-properties officeooo:rsid="00a38b0a"/>
    </style:style>
    <style:style style:name="T68" style:family="text">
      <style:text-properties officeooo:rsid="00a3c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63">Язык</text:span> <text:span text:style-name="T64">представления SCP-программ</text:span> SimpleSCP</text:p>
      <text:p text:style-name="P73">Введение</text:p>
      <text:p text:style-name="P57">Язык SimpleSCP предназначен для короткого и удобочитаемого представления программ на языке SCP в варианте представления SCs. </text:p>
      <text:p text:style-name="P72">Основ<text:span text:style-name="T43">ы языка SimpleSCP</text:span></text:p>
      <text:p text:style-name="P56">Программа</text:p>
      <text:p text:style-name="P52">Программа на языке SimpleSCP представляет </text:p>
      <text:p text:style-name="P26">Тело программы</text:p>
      <text:p text:style-name="P1"><text:span text:style-name="T12">Тело </text:span>SimpleSCP-<text:span text:style-name="T42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 </text:p>
      <text:p text:style-name="P2">Где <text:span text:style-name="T1">название</text:span> – это ключевое слово <text:span text:style-name="T11">языка SimpleSCP либо идентификатор пользовательской функции</text:span>, а <text:span text:style-name="T1">аргументы – </text:span><text:span text:style-name="T5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7">Тут </text:span><text:span text:style-name="T11">н</text:span>азвание – <text:span text:style-name="T5">идентификатор используемой константы или переменной, состоящий из нижних подчеркиваний, букв латинского алфавита и цифр, </text:span><text:span text:style-name="T7">либо строковый литерал, взятый в кавычки</text:span><text:span text:style-name="T5">. </text:span>Модификаторы – <text:span text:style-name="T5">список ключевых слов, обозначающих роль аргумента в операторе. Модификаторы могут быть назначены по умолчанию. </text:span><text:span text:style-name="T8">Кроме того, аргумент может быть пустым – </text:span><text:span text:style-name="T9">тогда при трансляции в SCP он не будет использован в операторе</text:span><text:span text:style-name="T8">.</text:span></text:p>
      <text:p text:style-name="P5"><text:span text:style-name="T8">//</text:span><text:span text:style-name="T10">Добавить ссылки на приложения</text:span></text:p>
      <text:p text:style-name="P4"><text:span text:style-name="T5">Примеры правильного вызова операторов SimpleSCP можно увидеть </text:span><text:span text:style-name="T6">ниже</text:span><text:span text:style-name="T7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Пример SimpleSCP</text:p>
          </table:table-cell>
          <table:table-cell table:style-name="Table1.B1" office:value-type="string">
            <text:p text:style-name="P30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41">s</text:span>earch(_set, [assign, _arc],_element);</text:p>
          </table:table-cell>
          <table:table-cell table:style-name="Table1.B2" office:value-type="string">
            <text:p text:style-name="P44">-&gt; ..operator1 (*</text:p>
            <text:p text:style-name="P36"><text:span text:style-name="T14"><text:s text:c="2"/>&lt;- searchElStr3;;</text:span><text:line-break/><text:span text:style-name="T40"> <text:s/></text:span><text:span text:style-name="T14">-&gt; rrel_1: rrel_fixed: rrel_scp_var: _set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fixed: rrel_scp_var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<text:span text:style-name="T49">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35"><text:span text:style-name="T14">-&gt; ..operator1 (*</text:span><text:line-break/><text:span text:style-name="T40"> <text:s/></text:span><text:span text:style-name="T14">&lt;- sys_search;;</text:span><text:line-break/><text:span text:style-name="T40"> <text:s/></text:span><text:span text:style-name="T14">-&gt; rrel_1: rrel_fixed: rrel_scp_const: search_pattern;;</text:span><text:line-break/><text:span text:style-name="T40"> <text:s/></text:span><text:span text:style-name="T14">-&gt; rrel_2: rrel_scp_var: rrel_assign: _result;;</text:span><text:line-break/><text:span text:style-name="T40"> <text:s/></text:span><text:span text:style-name="T14">-&gt; rrel_3: rrel_fixed: rrel_scp_const: parameters;;</text:span><text:line-break/><text:span text:style-name="T40"> <text:s/></text:span><text:span text:style-name="T14">-&gt; rrel_4: rrel_scp_var: rrel_assign: _all_elements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35"><text:span text:style-name="T14">-&gt; ..operator1 (*</text:span><text:line-break/><text:span text:style-name="T40"> <text:s/></text:span><text:span text:style-name="T14">&lt;- eraseEl;;</text:span><text:line-break/><text:span text:style-name="T40"> <text:s/></text:span><text:span text:style-name="T14">-&gt; rrel_1: rrel_fixed: rrel_scp_var: rrel_erase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9"><text:span text:style-name="T50">generate</text:span>(</text:p>
            <text:p text:style-name="P19"><text:s text:c="2"/>_node1,</text:p>
            <text:p text:style-name="P19"><text:s text:c="2"/>[assign, _arc],</text:p>
            <text:p text:style-name="P19"><text:s text:c="2"/>[assign, _node2],</text:p>
            <text:p text:style-name="P19"><text:s text:c="2"/>[], [], [<text:span text:style-name="T48">assign, </text:span>_set]</text:p>
            <text:p text:style-name="P19">);</text:p>
          </table:table-cell>
          <table:table-cell table:style-name="Table1.B2" office:value-type="string">
            <text:p text:style-name="P35"><text:span text:style-name="T14">-&gt; ..operator1 (*</text:span><text:line-break/><text:span text:style-name="T40"> <text:s/></text:span><text:span text:style-name="T14">&lt;- genSetStr3;;</text:span><text:line-break/><text:span text:style-name="T40"> <text:s/></text:span><text:span text:style-name="T14">-&gt; rrel_1: rrel_fixed: rrel_scp_var: _node1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scp_var: rrel_assign: _node2;;</text:span><text:line-break/><text:span text:style-name="T40"> <text:s/></text:span><text:span text:style-name="T14">-&gt; rrel_set_3: rrel_</text:span><text:span text:style-name="T17">assign</text:span><text:span text:style-name="T14">: rrel_scp_var: _set;;</text:span><text:line-break/><text:span text:style-name="T14">*);;</text:span></text:p>
          </table:table-cell>
        </table:table-row>
        <text:soft-page-break/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 text:c="2"/>nrel_<text:span text:style-name="T13">some_relation</text:span></text:p>
            <text:p text:style-name="P13">);</text:p>
          </table:table-cell>
          <table:table-cell table:style-name="Table1.B2" office:value-type="string">
            <text:p text:style-name="P35"><text:span text:style-name="T14">-&gt; ..operator1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proc_of_user_function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user_argument;;</text:span><text:line-break/><text:span text:style-name="T40"> <text:s text:c="3"/></text:span><text:span text:style-name="T14">-&gt; rrel_2: rrel_fixed: rrel_scp_const: nrel_some_relation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2;;</text:span><text:line-break/><text:span text:style-name="T14">*);;</text:span><text:line-break/><text:span text:style-name="T14">-&gt; ..operator2 (*</text:span><text:lin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5"/>
      <text:p text:style-name="P48"><text:span text:style-name="T55">Конструкции управления потоком устанавливают соответствующие связи nrel_goto, nrel_then и nrel_else между операторами программы. </text:span>Конструкциями управления потоком в SimpleSCP являются условия и циклы. </text:p>
      <text:p text:style-name="P14">Услов<text:span text:style-name="T46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49">Здесь <text:span text:style-name="T1">оператор</text:span> – линейный оператор языка SimpleSCP, <text:span text:style-name="T1">действия если</text:span> – набор операторов, <text:span text:style-name="T56">к которым будет осуществлен переход nrel_then от </text:span><text:span text:style-name="T4">оператора</text:span>, <text:span text:style-name="T1">действия в другом случае</text:span> - <text:s/>набор операторов, <text:s/><text:span text:style-name="T56">к которым будет осуществлен переход nrel_else от </text:span><text:span text:style-name="T4">оператора.</text:span></text:p>
      <text:p text:style-name="P15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2">Пример SimpleSCP</text:p>
          </table:table-cell>
        </table:table-row>
        <table:table-row>
          <table:table-cell table:style-name="Table3.A2" office:value-type="string">
            <text:p text:style-name="P43">if(search(some_class, [assign, _arc], _node)) { </text:p>
            <text:p text:style-name="P43"><text:s text:c="2"/>proc_do_some_actions(_node); </text:p>
            <text:p text:style-name="P43">} </text:p>
          </table:table-cell>
        </table:table-row>
        <table:table-row>
          <table:table-cell table:style-name="Table3.A2" office:value-type="string">
            <text:p text:style-name="P34">Соответствующий код SCP</text:p>
          </table:table-cell>
        </table:table-row>
        <table:table-row>
          <table:table-cell table:style-name="Table3.A2" office:value-type="string">
            <text:p text:style-name="P39"><text:span text:style-name="T14">-&gt; ..operator1 (*</text:span><text:line-break/><text:span text:style-name="T40"> <text:s/></text:span><text:span text:style-name="T14">&lt;- searchElStr3;;</text:span><text:line-break/><text:span text:style-name="T40"> <text:s/></text:span><text:span text:style-name="T14">-&gt; rrel_1: rrel_fixed: rrel_scp_const: some_class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fixed: rrel_scp_var: _node;;</text:span><text:line-break/><text:span text:style-name="T40"> <text:s/></text:span><text:span text:style-name="T14">=&gt; nrel_then: ..operator2;;</text:span><text:line-break/><text:span text:style-name="T40"> <text:s/></text:span><text:span text:style-name="T14">=&gt; nrel_else: ..operator</text:span><text:span text:style-name="T16">4</text:span><text:span text:style-name="T14">;;</text:span><text:line-break/><text:span text:style-name="T14">*);;</text:span><text:line-break/><text:span text:style-name="T14">-&gt; ..operator2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proc_do_some_actions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node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3;;</text:span><text:line-break/><text:span text:style-name="T14">*);;</text:span><text:line-break/><text:span text:style-name="T14">-&gt; ..operator3 (*</text:span><text:line-break/><text:soft-pag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5"/>
      <text:p text:style-name="P17">Циклы с предусловием в SimpleSCP описываются следующим образом:</text:p>
      <text:p text:style-name="P7">while(оператор) {действия;}</text:p>
      <text:p text:style-name="P16">Здесь <text:span text:style-name="T1">оператор</text:span> – линейный оператор языка SimpleSCP, <text:span text:style-name="T1">действия </text:span>– набор операторов, <text:span text:style-name="T59">к которым будет осуществлен переход nrel_then от </text:span><text:span text:style-name="T2">оператора </text:span><text:span text:style-name="T60">и от которых будет осуществлен переход nrel_goto к </text:span><text:span text:style-name="T3">оператору</text:span><text:span text:style-name="T60">.</text:span></text:p>
      <text:p text:style-name="P16">Пример правильного использования <text:span text:style-name="T47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3">Пример SimpleSCP</text:p>
          </table:table-cell>
        </table:table-row>
        <table:table-row>
          <table:table-cell table:style-name="Table4.A2" office:value-type="string">
            <text:p text:style-name="P42"><text:s/>while(search(_set, [assign, _arc], [assign, _node])){</text:p>
            <text:p text:style-name="P42"><text:s text:c="4"/>print_<text:span text:style-name="T51">el</text:span>(_node);</text:p>
            <text:p text:style-name="P42"><text:s text:c="4"/>proc_of_some_actions([_node]);</text:p>
            <text:p text:style-name="P42"><text:s text:c="4"/>erase(erase, _arc);</text:p>
            <text:p text:style-name="P42"><text:s text:c="2"/>}</text:p>
          </table:table-cell>
        </table:table-row>
        <table:table-row>
          <table:table-cell table:style-name="Table4.A2" office:value-type="string">
            <text:p text:style-name="P34">Соответствующий код SCP</text:p>
          </table:table-cell>
        </table:table-row>
        <table:table-row>
          <table:table-cell table:style-name="Table4.A2" office:value-type="string">
            <text:p text:style-name="P38"><text:span text:style-name="T14">-&gt; ..operator1 (*</text:span><text:line-break/><text:span text:style-name="T40"> <text:s/></text:span><text:span text:style-name="T14">&lt;- searchElStr3;;</text:span><text:line-break/><text:span text:style-name="T40"> <text:s/></text:span><text:span text:style-name="T14">-&gt; rrel_1: rrel_fixed: rrel_scp_var: _set;;</text:span><text:line-break/><text:span text:style-name="T40"> <text:s/></text:span><text:span text:style-name="T14">-&gt; rrel_2: rrel_scp_var: rrel_assign: _arc;;</text:span><text:line-break/><text:span text:style-name="T40"> <text:s/></text:span><text:span text:style-name="T14">-&gt; rrel_3: rrel_scp_var: rrel_assign: _node;;</text:span><text:line-break/><text:span text:style-name="T40"> <text:s/></text:span><text:span text:style-name="T14">=&gt; nrel_then: ..operator2;;</text:span><text:line-break/><text:span text:style-name="T40"> <text:s/></text:span><text:span text:style-name="T14">=&gt; nrel_else: ..operator6;;</text:span><text:line-break/><text:span text:style-name="T14">*);;</text:span><text:line-break/><text:span text:style-name="T14">-&gt; ..operator2 (*</text:span><text:line-break/><text:span text:style-name="T40"> <text:s/></text:span><text:span text:style-name="T14">&lt;- printEl;;</text:span><text:line-break/><text:span text:style-name="T40"> <text:s/></text:span><text:span text:style-name="T14">-&gt; rrel_1: rrel_fixed: rrel_scp_var: _node;;</text:span><text:line-break/><text:span text:style-name="T40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0"> <text:s/></text:span><text:span text:style-name="T14">&lt;- call;;</text:span><text:line-break/><text:span text:style-name="T40"> <text:s/></text:span><text:span text:style-name="T14">-&gt; rrel_1: rrel_fixed: rrel_scp_const: proc_of_some_actions;;</text:span><text:line-break/><text:span text:style-name="T40"> <text:s/></text:span><text:span text:style-name="T14">-&gt; rrel_2: ... (*</text:span><text:line-break/><text:span text:style-name="T40"> <text:s text:c="3"/></text:span><text:span text:style-name="T14">-&gt; rrel_1: rrel_fixed: rrel_scp_var: _node;;</text:span><text:line-break/><text:span text:style-name="T40"> <text:s/></text:span><text:span text:style-name="T14">*);;</text:span><text:line-break/><text:span text:style-name="T40"> <text:s/></text:span><text:span text:style-name="T14">-&gt; rrel_3: rrel_scp_var: rrel_assign: _process;;</text:span><text:line-break/><text:span text:style-name="T40"> <text:s/></text:span><text:span text:style-name="T14">=&gt; nrel_goto: ..operator4;;</text:span><text:line-break/><text:span text:style-name="T14">*);;</text:span><text:line-break/><text:span text:style-name="T14">-&gt; ..operator4 (*</text:span><text:line-break/><text:span text:style-name="T40"> <text:s/></text:span><text:span text:style-name="T14">&lt;- waitReturn;;</text:span><text:line-break/><text:span text:style-name="T40"> <text:s/></text:span><text:span text:style-name="T14">-&gt; rrel_1: rrel_fixed: rrel_scp_var: _process;;</text:span><text:line-break/><text:span text:style-name="T40"> <text:s/></text:span><text:span text:style-name="T14">=&gt; nrel_goto: ..operator5;;</text:span><text:line-break/><text:span text:style-name="T14">*);;</text:span><text:line-break/><text:span text:style-name="T14">-&gt; ..operator5 (*</text:span><text:line-break/><text:span text:style-name="T40"> <text:s/></text:span><text:span text:style-name="T14">&lt;- eraseEl;;</text:span><text:line-break/><text:span text:style-name="T40"> <text:s/></text:span><text:span text:style-name="T14">-&gt; rrel_1: rrel_fixed: rrel_scp_var: rrel_erase: _arc;;</text:span><text:line-break/><text:span text:style-name="T40"> <text:s/></text:span><text:span text:style-name="T14">=&gt; nrel_goto: ..operator1;;</text:span><text:line-break/><text:span text:style-name="T14">*);;</text:span></text:p>
          </table:table-cell>
        </table:table-row>
      </table:table>
      <text:p text:style-name="P16"/>
      <text:p text:style-name="P74"><text:soft-page-break/>Параметры</text:p>
      <text:p text:style-name="P58">Для того, чтобы передать в SimpleSCP-функцию параметры, нужно в <text:span text:style-name="T45">сигнатуре функции </text:span>указать идентификаторы:</text:p>
      <text:p text:style-name="P76">function <text:span text:style-name="T44">example</text:span>(имена, параметров)</text:p>
      <text:p text:style-name="P59">Здесь <text:span text:style-name="T1">имена параметров – </text:span><text:span text:style-name="T5">перечисление идентификаторов параметров через запятую.</text:span></text:p>
      <text:p text:style-name="P54">Для того, чтобы объявить в SimpleSCP-функции выходные параметры, нужно в <text:span text:style-name="T53">начале </text:span>тел<text:span text:style-name="T53">а</text:span> функции указать:</text:p>
      <text:p text:style-name="P77">return идентификатор;</text:p>
      <text:p text:style-name="P53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53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4">Пример SimpleSCP</text:p>
          </table:table-cell>
          <table:table-cell table:style-name="Table2.B1" office:value-type="string">
            <text:p text:style-name="P84">Соответствующий код SCP</text:p>
          </table:table-cell>
        </table:table-row>
        <table:table-row>
          <table:table-cell table:style-name="Table2.A2" office:value-type="string">
            <text:p text:style-name="P113">function example(_set) {</text:p>
            <text:p text:style-name="P113"><text:s text:c="2"/>return _set;</text:p>
            <text:p text:style-name="P113"><text:s text:c="2"/>return _answer;</text:p>
            <text:p text:style-name="P113">}</text:p>
          </table:table-cell>
          <table:table-cell table:style-name="Table2.B2" office:value-type="string">
            <text:p text:style-name="P99"><text:span text:style-name="T14">-&gt; rrel_params: ... (*</text:span><text:line-break/> <text:span text:style-name="T40"><text:s/></text:span><text:span text:style-name="T14">-&gt; rrel_1: rrel_in: _set;;</text:span></text:p>
            <text:p text:style-name="P60"><text:span text:style-name="T40"><text:s text:c="2"/></text:span><text:span text:style-name="T14">-&gt; rrel_</text:span><text:span text:style-name="T15">1</text:span><text:span text:style-name="T14">: rrel_</text:span><text:span text:style-name="T15">out</text:span><text:span text:style-name="T14">: _set;;</text:span></text:p>
            <text:p text:style-name="P99"><text:span text:style-name="T14"><text:s text:c="2"/>-&gt; rrel_</text:span><text:span text:style-name="T15">2</text:span><text:span text:style-name="T14">: rrel_</text:span><text:span text:style-name="T15">out</text:span><text:span text:style-name="T14">: _</text:span><text:span text:style-name="T15">answer</text:span><text:span text:style-name="T14">;;</text:span><text:line-break/><text:span text:style-name="T14">*);;</text:span></text:p>
          </table:table-cell>
        </table:table-row>
      </table:table>
      <text:p text:style-name="P53"/>
      <text:p text:style-name="P45"/>
      <text:p text:style-name="P23">Приложение 1. Список операторов языка SimpleSCP</text:p>
      <text:p text:style-name="P46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0">Название</text:p>
          </table:table-cell>
          <table:table-cell table:style-name="Table8.A1" office:value-type="string">
            <text:p text:style-name="P81">Аргументы</text:p>
          </table:table-cell>
          <table:table-cell table:style-name="Table8.C1" office:value-type="string">
            <text:p text:style-name="P86">Аналог в SCP</text:p>
          </table:table-cell>
        </table:table-row>
        <table:table-row>
          <table:table-cell table:style-name="Table8.A2" table:number-rows-spanned="5" office:value-type="string">
            <text:p text:style-name="P112">generate</text:p>
          </table:table-cell>
          <table:table-cell table:style-name="Table8.A2" office:value-type="string">
            <text:p text:style-name="P85">(#1)</text:p>
          </table:table-cell>
          <table:table-cell table:style-name="Table8.C2" office:value-type="string">
            <text:p text:style-name="P90"><text:span text:style-name="T40"><text:s/></text:span><text:span text:style-name="T14">-&gt;..operator (*</text:span><text:line-break/><text:span text:style-name="T40"> <text:s/></text:span><text:span text:style-name="T14">&lt;- gen</text:span><text:span text:style-name="T38">El</text:span><text:span text:style-name="T14">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gen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)</text:p>
          </table:table-cell>
          <table:table-cell table:style-name="Table8.C2" office:value-type="string">
            <text:p text:style-name="P35"><text:span text:style-name="T14">-&gt;..operator</text:span><text:span text:style-name="T21"> </text:span><text:span text:style-name="T14">(*</text:span><text:line-break/><text:span text:style-name="T40"> <text:s/></text:span><text:span text:style-name="T14">&lt;- gen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gen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, #7, #8, #9, #10)</text:p>
          </table:table-cell>
          <table:table-cell table:style-name="Table8.C2" office:value-type="string">
            <text:p text:style-name="P35"><text:span text:style-name="T14">-</text:span><text:span text:style-name="T24">&gt;</text:span><text:span text:style-name="T14"> ..operator(*</text:span><text:line-break/><text:span text:style-name="T40"> <text:s/></text:span><text:span text:style-name="T14">&lt;- genSetStr5;;</text:span><text:lin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6" office:value-type="string">
            <text:p text:style-name="P85">search</text:p>
          </table:table-cell>
          <table:table-cell table:style-name="Table8.A2" office:value-type="string">
            <text:p text:style-name="P85">(#1)</text:p>
          </table:table-cell>
          <table:table-cell table:style-name="Table8.C2" office:value-type="string">
            <text:p text:style-name="P90"><text:span text:style-name="T14">-&gt;..operator (*</text:span><text:line-break/><text:span text:style-name="T40"> <text:s/></text:span><text:span text:style-name="T14">&lt;- </text:span><text:span text:style-name="T26">search</text:span><text:span text:style-name="T14">El;;</text:span><text:line-break/><text:span text:style-name="T40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91"><text:span text:style-name="T40"><text:s/></text:span><text:span text:style-name="T14">-&gt;..operator (*</text:span><text:line-break/><text:span text:style-name="T40"> <text:s/></text:span><text:span text:style-name="T14">&lt;- </text:span><text:span text:style-name="T26">search</text:span><text:span text:style-name="T14">Set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40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94"><text:span text:style-name="T14">-&gt;..operator (*</text:span><text:line-break/><text:span text:style-name="T40"> <text:s/></text:span><text:span text:style-name="T14">&lt;- </text:span><text:span text:style-name="T26">search</text:span><text:span text:style-name="T14">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)</text:p>
          </table:table-cell>
          <table:table-cell table:style-name="Table8.C2" office:value-type="string">
            <text:p text:style-name="P94"><text:span text:style-name="T14">-&gt;..operator</text:span><text:span text:style-name="T21"> </text:span><text:span text:style-name="T14">(*</text:span><text:line-break/><text:span text:style-name="T40"> <text:s/></text:span><text:span text:style-name="T14">&lt;- </text:span><text:span text:style-name="T26">search</text:span><text:span text:style-name="T14">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)</text:p>
          </table:table-cell>
          <table:table-cell table:style-name="Table8.C2" office:value-type="string">
            <text:p text:style-name="P94"><text:span text:style-name="T14">-&gt;..operator (*</text:span><text:line-break/><text:span text:style-name="T40"> <text:s/></text:span><text:span text:style-name="T14">&lt;- </text:span><text:span text:style-name="T26">search</text:span><text:span text:style-name="T14">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, #7, #8, #9, #10)</text:p>
          </table:table-cell>
          <table:table-cell table:style-name="Table8.C2" office:value-type="string">
            <text:p text:style-name="P94"><text:span text:style-name="T14">-</text:span><text:span text:style-name="T24">&gt;</text:span><text:span text:style-name="T14"> ..operator(*</text:span><text:line-break/><text:span text:style-name="T40"> <text:s/></text:span><text:span text:style-name="T14">&lt;- </text:span><text:span text:style-name="T26">search</text:span><text:span text:style-name="T14">SetStr5;;</text:span><text:lin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oft-pag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6" office:value-type="string">
            <text:p text:style-name="P85">erase</text:p>
          </table:table-cell>
          <table:table-cell table:style-name="Table8.A2" office:value-type="string">
            <text:p text:style-name="P85">(#1)</text:p>
          </table:table-cell>
          <table:table-cell table:style-name="Table8.C2" office:value-type="string">
            <text:p text:style-name="P90"><text:span text:style-name="T14">-&gt;..operator (*</text:span><text:line-break/><text:span text:style-name="T40"> <text:s/></text:span><text:span text:style-name="T14">&lt;- </text:span><text:span text:style-name="T27">erase</text:span><text:span text:style-name="T14">El;;</text:span><text:line-break/><text:span text:style-name="T40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92"><text:span text:style-name="T40"><text:s/></text:span><text:span text:style-name="T14">-&gt;..operator (*</text:span><text:line-break/><text:span text:style-name="T40"> <text:s/></text:span><text:span text:style-name="T14">&lt;- </text:span><text:span text:style-name="T27">erase</text:span><text:span text:style-name="T14">Set;;</text:span><text:line-break/><text:span text:style-name="T40"> <text:s/></text:span><text:span text:style-name="T14">-&gt; rrel_1: </text:span><text:span text:style-name="T19">#1</text:span><text:span text:style-name="T14">;;</text:span><text:line-break/><text:span text:style-name="T40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95"><text:span text:style-name="T14">-&gt;..operator (*</text:span><text:line-break/><text:span text:style-name="T40"> <text:s/></text:span><text:span text:style-name="T14">&lt;- </text:span><text:span text:style-name="T27">erase</text:span><text:span text:style-name="T14">ElStr3;;</text:span><text:line-break/><text:span text:style-name="T40"> <text:s/></text:span><text:span text:style-name="T14">-&gt; rrel_1: </text:span><text:span text:style-name="T20">#1</text:span><text:span text:style-name="T14">;;</text:span><text:line-break/><text:span text:style-name="T40"> <text:s/></text:span><text:span text:style-name="T14">-&gt; rrel_2: </text:span><text:span text:style-name="T20">#2</text:span><text:span text:style-name="T14">;;</text:span><text:line-break/><text:span text:style-name="T40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)</text:p>
          </table:table-cell>
          <table:table-cell table:style-name="Table8.C2" office:value-type="string">
            <text:p text:style-name="P95"><text:span text:style-name="T14">-&gt;..operator</text:span><text:span text:style-name="T21"> </text:span><text:span text:style-name="T14">(*</text:span><text:line-break/><text:span text:style-name="T40"> <text:s/></text:span><text:span text:style-name="T14">&lt;- </text:span><text:span text:style-name="T27">erase</text:span><text:span text:style-name="T14">ElStr5;;</text:span><text:line-break/><text:span text:style-name="T40"> <text:s/></text:span><text:span text:style-name="T14">-&gt; rrel_1: </text:span><text:span text:style-name="T21">#1</text:span><text:span text:style-name="T14">;;</text:span><text:line-break/><text:span text:style-name="T40"> <text:s/></text:span><text:span text:style-name="T14">-&gt; rrel_2: </text:span><text:span text:style-name="T21">#2</text:span><text:span text:style-name="T14">;;</text:span><text:line-break/><text:span text:style-name="T40"> <text:s/></text:span><text:span text:style-name="T14">-&gt; rrel_3: </text:span><text:span text:style-name="T21">#3</text:span><text:span text:style-name="T14">;;</text:span><text:line-break/><text:span text:style-name="T40"> <text:s/></text:span><text:span text:style-name="T14">-&gt; rrel_4: </text:span><text:span text:style-name="T21">#4</text:span><text:span text:style-name="T14">;;</text:span><text:line-break/><text:span text:style-name="T40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)</text:p>
          </table:table-cell>
          <table:table-cell table:style-name="Table8.C2" office:value-type="string">
            <text:p text:style-name="P95"><text:span text:style-name="T14">-&gt;..operator (*</text:span><text:line-break/><text:span text:style-name="T40"> <text:s/></text:span><text:span text:style-name="T14">&lt;- </text:span><text:span text:style-name="T27">erase</text:span><text:span text:style-name="T14">SetStr3;;</text:span><text:line-break/><text:span text:style-name="T40"> <text:s/></text:span><text:span text:style-name="T14">-&gt; rrel_1: </text:span><text:span text:style-name="T23">#1</text:span><text:span text:style-name="T14">;;</text:span><text:line-break/><text:span text:style-name="T40"> <text:s/></text:span><text:span text:style-name="T14">-&gt; rrel_2: </text:span><text:span text:style-name="T23">#2</text:span><text:span text:style-name="T14">;;</text:span><text:line-break/><text:span text:style-name="T40"> <text:s/></text:span><text:span text:style-name="T14">-&gt; rrel_3: </text:span><text:span text:style-name="T23">#3</text:span><text:span text:style-name="T14">;;</text:span><text:line-break/><text:span text:style-name="T40"> <text:s/></text:span><text:span text:style-name="T14">-&gt; rrel_set_1: </text:span><text:span text:style-name="T23">#4</text:span><text:span text:style-name="T14">;;</text:span><text:line-break/><text:span text:style-name="T40"> <text:s/></text:span><text:span text:style-name="T14">-&gt; rrel_set_2: </text:span><text:span text:style-name="T23">#5</text:span><text:span text:style-name="T14">;;</text:span><text:line-break/><text:span text:style-name="T40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5">(#1, #2, #3, #4, #5, #6, #7, #8, #9, #10)</text:p>
          </table:table-cell>
          <table:table-cell table:style-name="Table8.C2" office:value-type="string">
            <text:p text:style-name="P95"><text:span text:style-name="T14">-</text:span><text:span text:style-name="T24">&gt;</text:span><text:span text:style-name="T14"> ..operator(*</text:span><text:line-break/><text:span text:style-name="T40"> <text:s/></text:span><text:span text:style-name="T14">&lt;- </text:span><text:span text:style-name="T27">erase</text:span><text:span text:style-name="T14">SetStr5;;</text:span><text:line-break/><text:span text:style-name="T40"> <text:s/></text:span><text:span text:style-name="T14">-&gt; rrel_1: </text:span><text:span text:style-name="T24">#1</text:span><text:span text:style-name="T14">;;</text:span><text:line-break/><text:span text:style-name="T40"> <text:s/></text:span><text:span text:style-name="T14">-&gt; rrel_2: </text:span><text:span text:style-name="T24">#2</text:span><text:span text:style-name="T14">;;</text:span><text:line-break/><text:span text:style-name="T40"> <text:s/></text:span><text:span text:style-name="T14">-&gt; rrel_3: </text:span><text:span text:style-name="T24">#3</text:span><text:span text:style-name="T14">;;</text:span><text:line-break/><text:span text:style-name="T40"> <text:s/></text:span><text:span text:style-name="T14">-&gt; rrel_4: </text:span><text:span text:style-name="T24">#4</text:span><text:span text:style-name="T14">;;</text:span><text:line-break/><text:span text:style-name="T40"> <text:s/></text:span><text:span text:style-name="T14">-&gt; rrel_5: </text:span><text:span text:style-name="T24">#5</text:span><text:span text:style-name="T14">;;</text:span><text:line-break/><text:span text:style-name="T40"> <text:s/></text:span><text:span text:style-name="T14">-&gt; rrel_set_1: </text:span><text:span text:style-name="T24">#6</text:span><text:span text:style-name="T14">;;</text:span><text:line-break/><text:soft-page-break/><text:span text:style-name="T40"> <text:s/></text:span><text:span text:style-name="T14">-&gt; rrel_set_2: </text:span><text:span text:style-name="T24">#7</text:span><text:span text:style-name="T14">;;</text:span><text:line-break/><text:span text:style-name="T40"> <text:s/></text:span><text:span text:style-name="T14">-&gt; rrel_set_3: </text:span><text:span text:style-name="T24">#8</text:span><text:span text:style-name="T14">;;</text:span><text:line-break/><text:span text:style-name="T40"> <text:s/></text:span><text:span text:style-name="T14">-&gt; rrel_set_4: </text:span><text:span text:style-name="T24">#9</text:span><text:span text:style-name="T14">;;</text:span><text:line-break/><text:span text:style-name="T40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sys_generate</text:p>
          </table:table-cell>
          <table:table-cell table:style-name="Table8.A2" office:value-type="string">
            <text:p text:style-name="P85">(#1, #2, #3, #4)</text:p>
          </table:table-cell>
          <table:table-cell table:style-name="Table8.C2" office:value-type="string">
            <text:p text:style-name="P96"><text:span text:style-name="T14">-&gt;..operator (*<text:line-break/> &lt;- </text:span><text:span text:style-name="T28">sys_gen</text:span><text:span text:style-name="T14">;;<text:line-break/> <text:s/>-&gt; rrel_1: </text:span><text:span text:style-name="T29">#1</text:span><text:span text:style-name="T14">;;<text:line-break/> <text:s/>-&gt; rrel_2: </text:span><text:span text:style-name="T29">#2</text:span><text:span text:style-name="T14">;;<text:line-break/> <text:s/>-&gt; rrel_3: </text:span><text:span text:style-name="T29">#3</text:span><text:span text:style-name="T14">;;</text:span></text:p>
            <text:p text:style-name="P96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text:line-break/>*);;</text:span></text:p>
          </table:table-cell>
        </table:table-row>
        <table:table-row>
          <table:table-cell table:style-name="Table8.A2" office:value-type="string">
            <text:p text:style-name="P85">sys_search</text:p>
          </table:table-cell>
          <table:table-cell table:style-name="Table8.A2" office:value-type="string">
            <text:p text:style-name="P85">(#1, #2, #3, #4)</text:p>
          </table:table-cell>
          <table:table-cell table:style-name="Table8.C2" office:value-type="string">
            <text:p text:style-name="P96"><text:span text:style-name="T14">-&gt;..operator (*</text:span><text:line-break/><text:span text:style-name="T14"> &lt;- </text:span><text:span text:style-name="T28">sys_search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/text:p>
            <text:p text:style-name="P96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var_assign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97"><text:span text:style-name="T14">-&gt;..operato</text:span><text:span text:style-name="T31">r</text:span><text:span text:style-name="T14"> (*</text:span><text:line-break/><text:span text:style-name="T40"> <text:s/></text:span><text:span text:style-name="T14">&lt;- varAssign;;</text:span><text:line-break/><text:span text:style-name="T40"> <text:s/></text:span><text:span text:style-name="T14">-&gt; rrel_1: </text:span><text:span text:style-name="T31">#1</text:span><text:span text:style-name="T14">;;</text:span><text:line-break/><text:span text:style-name="T40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cont_assign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97"><text:span text:style-name="T14">-&gt;..operato</text:span><text:span text:style-name="T31">r</text:span><text:span text:style-name="T14"> (*</text:span><text:line-break/><text:span text:style-name="T40"> <text:s/></text:span><text:span text:style-name="T14">&lt;- </text:span><text:span text:style-name="T32">cont</text:span><text:span text:style-name="T14">Assign;;</text:span><text:line-break/><text:span text:style-name="T40"> <text:s/></text:span><text:span text:style-name="T14">-&gt; rrel_1: </text:span><text:span text:style-name="T31">#1</text:span><text:span text:style-name="T14">;;</text:span><text:line-break/><text:span text:style-name="T40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add</text:p>
          </table:table-cell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Add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subtract</text:p>
          </table:table-cell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3">Sub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multiple</text:p>
          </table:table-cell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3">Mult</text:span><text:span text:style-name="T14">;;</text:span><text:lin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divide</text:p>
          </table:table-cell>
          <table:table-cell table:style-name="Table8.A2" office:value-type="string">
            <text:p text:style-name="P85">(#1, #2, #3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3">Div</text:span><text:span text:style-name="T14">;;</text:span><text:line-break/><text:soft-page-break/><text:span text:style-name="T40"> <text:s/></text:span><text:span text:style-name="T14">-&gt; rrel_1: </text:span><text:span text:style-name="T29">#1</text:span><text:span text:style-name="T14">;;</text:span><text:line-break/><text:span text:style-name="T40"> <text:s/></text:span><text:span text:style-name="T14">-&gt; rrel_2: </text:span><text:span text:style-name="T29">#2</text:span><text:span text:style-name="T14">;;</text:span><text:line-break/><text:span text:style-name="T40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cos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Cos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sin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5">Sin</text:span><text:span text:style-name="T14">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acos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5">A</text:span><text:span text:style-name="T14">Cos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asin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cont</text:span><text:span text:style-name="T35">ASin</text:span><text:span text:style-name="T14">;;</text:span><text:line-break/><text:span text:style-name="T40"> <text:s/></text:span><text:span text:style-name="T14">-&gt; rrel_1: </text:span><text:span text:style-name="T34">#1</text:span><text:span text:style-name="T14">;;</text:span><text:line-break/><text:span text:style-name="T40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greater</text:p>
          </table:table-cell>
          <table:table-cell table:style-name="Table8.A2" office:value-type="string">
            <text:p text:style-name="P85">(#1, #2)</text:p>
          </table:table-cell>
          <table:table-cell table:style-name="Table8.C2" office:value-type="string">
            <text:p text:style-name="P35"><text:span text:style-name="T14">-&gt;..operator (*</text:span><text:line-break/><text:span text:style-name="T40"> <text:s/></text:span><text:span text:style-name="T14">&lt;- ifGr;;</text:span><text:line-break/><text:span text:style-name="T40"> <text:s/></text:span><text:span text:style-name="T14">-&gt; rrel_1: </text:span><text:span text:style-name="T36">#1</text:span><text:span text:style-name="T14">;;</text:span><text:line-break/><text:span text:style-name="T40"> <text:s/></text:span><text:span text:style-name="T14">-&gt; rrel_2: </text:span><text:span text:style-name="T36">#2</text:span><text:span text:style-name="T14">;;</text:span><text:line-break/><text:span text:style-name="T14">*);;</text:span></text:p>
          </table:table-cell>
        </table:table-row>
      </table:table>
      <text:p text:style-name="P47"/>
      <text:p text:style-name="P55">Приложение 2. Упрощенные операторы языка SimpleSCP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83">Оператор</text:p>
          </table:table-cell>
          <table:table-cell table:style-name="Table7.B1" office:value-type="string">
            <text:p text:style-name="P83">Упрощение</text:p>
          </table:table-cell>
        </table:table-row>
        <table:table-row>
          <table:table-cell table:style-name="Table7.A2" office:value-type="string">
            <text:p text:style-name="P111">has_value(_a) </text:p>
          </table:table-cell>
          <table:table-cell table:style-name="Table7.B2" office:value-type="string">
            <text:p text:style-name="P78">_<text:span text:style-name="T62">a</text:span></text:p>
          </table:table-cell>
        </table:table-row>
      </table:table>
      <text:p text:style-name="P55"/>
      <text:p text:style-name="P24">Приложение <text:span text:style-name="T65">3</text:span>. Модификаторы аргумента SimpleSCP</text:p>
      <text:p text:style-name="P51">(Добавляются по мере необходимости)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2">Модификатор</text:p>
          </table:table-cell>
          <table:table-cell table:style-name="Table9.B1" office:value-type="string">
            <text:p text:style-name="P82">Аналог в SCP</text:p>
          </table:table-cell>
        </table:table-row>
        <table:table-row>
          <table:table-cell table:style-name="Table9.A2" office:value-type="string">
            <text:p text:style-name="P103">fixed</text:p>
          </table:table-cell>
          <table:table-cell table:style-name="Table9.B2" office:value-type="string">
            <text:p text:style-name="P104">rrel_fixed: arg</text:p>
          </table:table-cell>
        </table:table-row>
        <table:table-row>
          <table:table-cell table:style-name="Table9.A2" office:value-type="string">
            <text:p text:style-name="P103">assign</text:p>
          </table:table-cell>
          <table:table-cell table:style-name="Table9.B2" office:value-type="string">
            <text:p text:style-name="P105">rrel_<text:span text:style-name="T54">assign</text:span>: arg</text:p>
          </table:table-cell>
        </table:table-row>
        <table:table-row>
          <table:table-cell table:style-name="Table9.A2" office:value-type="string">
            <text:p text:style-name="P102">pos_const_perm</text:p>
          </table:table-cell>
          <table:table-cell table:style-name="Table9.B2" office:value-type="string">
            <text:p text:style-name="P105">rrel_<text:span text:style-name="T54">pos_const_perm</text:span>: arg</text:p>
          </table:table-cell>
        </table:table-row>
        <table:table-row>
          <table:table-cell table:style-name="Table9.A2" office:value-type="string">
            <text:p text:style-name="P102">node</text:p>
          </table:table-cell>
          <table:table-cell table:style-name="Table9.B2" office:value-type="string">
            <text:p text:style-name="P105">rrel_<text:span text:style-name="T54">node</text:span>: arg</text:p>
          </table:table-cell>
        </table:table-row>
        <table:table-row>
          <table:table-cell table:style-name="Table9.A2" office:value-type="string">
            <text:p text:style-name="P102">arc</text:p>
          </table:table-cell>
          <table:table-cell table:style-name="Table9.B2" office:value-type="string">
            <text:p text:style-name="P105">rrel_<text:span text:style-name="T54">arc</text:span>: arg</text:p>
          </table:table-cell>
        </table:table-row>
        <table:table-row>
          <table:table-cell table:style-name="Table9.A2" office:value-type="string">
            <text:p text:style-name="P102">erase</text:p>
          </table:table-cell>
          <table:table-cell table:style-name="Table9.B2" office:value-type="string">
            <text:p text:style-name="P105">rrel_<text:span text:style-name="T54">erase</text:span>: arg</text:p>
          </table:table-cell>
        </table:table-row>
        <table:table-row>
          <table:table-cell table:style-name="Table9.A2" office:value-type="string">
            <text:p text:style-name="P107">variable</text:p>
          </table:table-cell>
          <table:table-cell table:style-name="Table9.B2" office:value-type="string">
            <text:p text:style-name="P105">rrel_<text:span text:style-name="T54">scp_var</text:span>: arg</text:p>
          </table:table-cell>
        </table:table-row>
        <text:soft-page-break/>
        <table:table-row>
          <table:table-cell table:style-name="Table9.A2" office:value-type="string">
            <text:p text:style-name="P107">constant</text:p>
          </table:table-cell>
          <table:table-cell table:style-name="Table9.B2" office:value-type="string">
            <text:p text:style-name="P105">rrel_<text:span text:style-name="T54">scp_const</text:span>: arg</text:p>
          </table:table-cell>
        </table:table-row>
        <table:table-row>
          <table:table-cell table:style-name="Table9.A2" office:value-type="string">
            <text:p text:style-name="P109">common</text:p>
          </table:table-cell>
          <table:table-cell table:style-name="Table9.B2" office:value-type="string">
            <text:p text:style-name="P106">rrel_<text:span text:style-name="T54">common</text:span>: arg</text:p>
          </table:table-cell>
        </table:table-row>
      </table:table>
      <text:p text:style-name="P50"/>
      <text:p text:style-name="P50"/>
      <text:p text:style-name="P50"><text:span text:style-name="T57">Приложение </text:span><text:span text:style-name="T58">4</text:span><text:span text:style-name="T57">. Модификаторы аргумента по умолчанию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08">Роль</text:p>
          </table:table-cell>
          <table:table-cell table:style-name="Table6.A1" office:value-type="string">
            <text:p text:style-name="P108">До обработки</text:p>
          </table:table-cell>
          <table:table-cell table:style-name="Table6.C1" office:value-type="string">
            <text:p text:style-name="P108">После обработки</text:p>
          </table:table-cell>
        </table:table-row>
        <table:table-row>
          <table:table-cell table:style-name="Table6.A2" office:value-type="string">
            <text:p text:style-name="P108">Константа</text:p>
          </table:table-cell>
          <table:table-cell table:style-name="Table6.A2" office:value-type="string">
            <text:p text:style-name="P108">argument</text:p>
          </table:table-cell>
          <table:table-cell table:style-name="Table6.C2" office:value-type="string">
            <text:p text:style-name="P108">[fixed, constant, argument]</text:p>
          </table:table-cell>
        </table:table-row>
        <table:table-row>
          <table:table-cell table:style-name="Table6.A2" office:value-type="string">
            <text:p text:style-name="P108">Переменная</text:p>
          </table:table-cell>
          <table:table-cell table:style-name="Table6.A2" office:value-type="string">
            <text:p text:style-name="P108">_argument</text:p>
          </table:table-cell>
          <table:table-cell table:style-name="Table6.C2" office:value-type="string">
            <text:p text:style-name="P108">[fixed, variable, _argument]</text:p>
          </table:table-cell>
        </table:table-row>
      </table:table>
      <text:p text:style-name="P20"/>
      <text:p text:style-name="P25">Приложение <text:span text:style-name="T52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8">Hello World</text:p>
          </table:table-cell>
        </table:table-row>
        <table:table-row>
          <table:table-cell table:style-name="Table5.A2" office:value-type="string">
            <text:p text:style-name="P87">SimpleSCP</text:p>
          </table:table-cell>
        </table:table-row>
        <table:table-row>
          <table:table-cell table:style-name="Table5.A2" office:value-type="string">
            <text:p text:style-name="P100">function example1() {</text:p>
            <text:p text:style-name="P100"><text:s text:c="2"/>print("Hello world!");</text:p>
            <text:p text:style-name="P100">}</text:p>
          </table:table-cell>
        </table:table-row>
        <table:table-row>
          <table:table-cell table:style-name="Table5.A2" office:value-type="string">
            <text:p text:style-name="P87">SCP</text:p>
          </table:table-cell>
        </table:table-row>
        <table:table-row>
          <table:table-cell table:style-name="Table5.A2" office:value-type="string">
            <text:p text:style-name="P98"><text:span text:style-name="T14">scp_program -&gt; example1 (*</text:span><text:line-break/><text:span text:style-name="T40"> <text:s text:c="3"/></text:span><text:span text:style-name="T14">-&gt; rrel_params: ... (*</text:span><text:line-break/><text:span text:style-name="T40"> <text:s text:c="3"/></text:span><text:span text:style-name="T14">*);;</text:span><text:line-break/><text:span text:style-name="T40"> <text:s text:c="3"/></text:span><text:span text:style-name="T14">-&gt; rrel_operators: ... (*</text:span><text:line-break/><text:span text:style-name="T40"> <text:s text:c="7"/></text:span><text:span text:style-name="T14">-&gt;rrel_init: ..operator50693 (*</text:span><text:line-break/><text:span text:style-name="T40"> <text:s text:c="11"/></text:span><text:span text:style-name="T14">&lt;- print;;</text:span><text:line-break/><text:span text:style-name="T40"> <text:s text:c="11"/></text:span><text:span text:style-name="T14">-&gt; rrel_1: rrel_fixed: rrel_scp_const: [Hello world!];;</text:span><text:line-break/><text:span text:style-name="T40"> <text:s text:c="11"/></text:span><text:span text:style-name="T14">=&gt; nrel_goto: ..operator26856;;</text:span><text:line-break/><text:span text:style-name="T40"> <text:s text:c="7"/></text:span><text:span text:style-name="T14">*);;</text:span><text:line-break/><text:span text:style-name="T40"> <text:s text:c="7"/></text:span><text:span text:style-name="T14">-&gt;..operator26856 (*</text:span><text:line-break/><text:span text:style-name="T40"> <text:s text:c="11"/></text:span><text:span text:style-name="T14">&lt;- return;;</text:span><text:line-break/><text:span text:style-name="T40"> <text:s text:c="7"/></text:span><text:span text:style-name="T14">*);;</text:span><text:line-break/><text:span text:style-name="T40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110">Программа нахождения <text:span text:style-name="T61">квадрата числа</text:span></text:p>
          </table:table-cell>
        </table:table-row>
        <table:table-row>
          <table:table-cell table:style-name="Table5.A2" office:value-type="string">
            <text:p text:style-name="P89">SimpleSCP</text:p>
          </table:table-cell>
        </table:table-row>
        <table:table-row>
          <table:table-cell table:style-name="Table5.A2" office:value-type="string">
            <text:p text:style-name="P101">function example3(_x) {</text:p>
            <text:p text:style-name="P101"><text:s text:c="2"/>return _y;</text:p>
            <text:p text:style-name="P101"><text:s text:c="2"/>multiple([assign, _y], _x, _x);</text:p>
            <text:p text:style-name="P101">}</text:p>
          </table:table-cell>
        </table:table-row>
        <table:table-row>
          <table:table-cell table:style-name="Table5.A2" office:value-type="string">
            <text:p text:style-name="P89">SCP</text:p>
          </table:table-cell>
        </table:table-row>
        <table:table-row>
          <table:table-cell table:style-name="Table5.A2" office:value-type="string">
            <text:p text:style-name="P61"><text:span text:style-name="T14">scp_program -&gt; example3 (*</text:span><text:line-break/><text:span text:style-name="T40"> <text:s text:c="3"/></text:span><text:span text:style-name="T14">-&gt; rrel_params: ... (*</text:span><text:line-break/><text:span text:style-name="T40"> <text:s text:c="7"/></text:span><text:span text:style-name="T14">-&gt; rrel_1: rrel_in: _x;;</text:span><text:line-break/><text:span text:style-name="T40"> <text:s text:c="7"/></text:span><text:span text:style-name="T14">-&gt; rrel_2: rrel_out: _y;;</text:span><text:line-break/><text:span text:style-name="T40"> <text:s text:c="3"/></text:span><text:span text:style-name="T14">*);;</text:span><text:line-break/><text:span text:style-name="T40"> <text:s text:c="3"/></text:span><text:span text:style-name="T14">-&gt; rrel_operators: ... (*</text:span><text:line-break/><text:span text:style-name="T40"> <text:s text:c="7"/></text:span><text:span text:style-name="T14">-&gt;rrel_init: ..operator53806 (*</text:span><text:line-break/><text:span text:style-name="T40"> <text:s text:c="11"/></text:span><text:span text:style-name="T14">&lt;- contMult;;</text:span><text:line-break/><text:span text:style-name="T40"> <text:s text:c="11"/></text:span><text:span text:style-name="T14">-&gt; rrel_1: rrel_scp_var: rrel_assign: _y;;</text:span><text:line-break/><text:soft-page-break/><text:span text:style-name="T40"> <text:s text:c="11"/></text:span><text:span text:style-name="T14">-&gt; rrel_2: rrel_fixed: rrel_scp_var: _x;;</text:span><text:line-break/><text:span text:style-name="T40"> <text:s text:c="11"/></text:span><text:span text:style-name="T14">-&gt; rrel_3: rrel_fixed: rrel_scp_var: _x;;</text:span><text:line-break/><text:span text:style-name="T40"> <text:s text:c="11"/></text:span><text:span text:style-name="T14">=&gt; nrel_goto: ..operator16416;;</text:span><text:line-break/><text:span text:style-name="T40"> <text:s text:c="7"/></text:span><text:span text:style-name="T14">*);;</text:span><text:line-break/><text:span text:style-name="T40"> <text:s text:c="7"/></text:span><text:span text:style-name="T14">-&gt;..operator16416 (*</text:span><text:line-break/><text:span text:style-name="T40"> <text:s text:c="11"/></text:span><text:span text:style-name="T14">&lt;- return;;</text:span><text:line-break/><text:span text:style-name="T40"> <text:s text:c="7"/></text:span><text:span text:style-name="T14">*);;</text:span><text:line-break/><text:span text:style-name="T40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67">Программа нахождения <text:span text:style-name="T67">конструкций по шаблону</text:span></text:p>
          </table:table-cell>
        </table:table-row>
        <table:table-row>
          <table:table-cell table:style-name="Table5.A2" office:value-type="string">
            <text:p text:style-name="P69">SimpleSCP</text:p>
          </table:table-cell>
        </table:table-row>
        <table:table-row>
          <table:table-cell table:style-name="Table5.A2" office:value-type="string">
            <text:p text:style-name="P66">function example(_pattern) {</text:p>
            <text:p text:style-name="P66"><text:s text:c="2"/>return _results;</text:p>
            <text:p text:style-name="P66"><text:s text:c="2"/>sys_search(_pattern, results, parameters, [assign, _results])</text:p>
            <text:p text:style-name="P66"><text:s text:c="2"/>if(_results)</text:p>
            <text:p text:style-name="P66"><text:s text:c="4"/>search(_pattern, [assign, _arc], [assign, _element], [], [], _results);</text:p>
            <text:p text:style-name="P66"><text:s text:c="2"/>else</text:p>
            <text:p text:style-name="P66"><text:s text:c="4"/>print("Nothing!");</text:p>
            <text:p text:style-name="P66">}</text:p>
          </table:table-cell>
        </table:table-row>
        <table:table-row>
          <table:table-cell table:style-name="Table5.A2" office:value-type="string">
            <text:p text:style-name="P68">SCP</text:p>
          </table:table-cell>
        </table:table-row>
        <table:table-row table:style-name="Table5.15">
          <table:table-cell table:style-name="Table5.A2" office:value-type="string">
            <text:p text:style-name="P61"><text:span text:style-name="T14">scp_program -&gt; example (*</text:span><text:line-break/><text:span text:style-name="T40"> <text:s/></text:span><text:span text:style-name="T14">-&gt; rrel_params: ... (*</text:span><text:line-break/><text:span text:style-name="T40"> <text:s text:c="3"/></text:span><text:span text:style-name="T14">-&gt; rrel_1: rrel_in: _pattern;;</text:span><text:line-break/><text:span text:style-name="T40"> <text:s text:c="3"/></text:span><text:span text:style-name="T14">-&gt; rrel_2: rrel_out: _results;;</text:span><text:line-break/><text:span text:style-name="T40"> <text:s/></text:span><text:span text:style-name="T14">*);;</text:span><text:line-break/><text:span text:style-name="T40"> <text:s/></text:span><text:span text:style-name="T14">-&gt; rrel_operators: ... (*</text:span><text:line-break/><text:span text:style-name="T40"> <text:s text:c="3"/></text:span><text:span text:style-name="T14">-&gt;rrel_init: ..operator46740 (*</text:span><text:line-break/><text:span text:style-name="T40"> <text:s text:c="5"/></text:span><text:span text:style-name="T14">&lt;- sys_search;;</text:span><text:line-break/><text:span text:style-name="T40"> <text:s text:c="5"/></text:span><text:span text:style-name="T14">-&gt; rrel_1: rrel_fixed: rrel_scp_var: _pattern;;</text:span><text:line-break/><text:span text:style-name="T40"> <text:s text:c="5"/></text:span><text:span text:style-name="T14">-&gt; rrel_2: rrel_fixed: rrel_scp_const: results;;</text:span><text:line-break/><text:span text:style-name="T40"> <text:s text:c="5"/></text:span><text:span text:style-name="T14">-&gt; rrel_3: rrel_fixed: rrel_scp_const: parameters;;</text:span><text:line-break/><text:span text:style-name="T40"> <text:s text:c="5"/></text:span><text:span text:style-name="T14">-&gt; rrel_4: rrel_scp_var: rrel_assign: _results;;</text:span><text:line-break/><text:span text:style-name="T40"> <text:s text:c="5"/></text:span><text:span text:style-name="T14">=&gt; nrel_goto: ..operator231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2311 (*</text:span><text:line-break/><text:span text:style-name="T40"> <text:s text:c="5"/></text:span><text:span text:style-name="T14">&lt;- ifVarAssign;;</text:span><text:line-break/><text:span text:style-name="T40"> <text:s text:c="5"/></text:span><text:span text:style-name="T14">-&gt; rrel_1: rrel_fixed: rrel_scp_var: _results;;</text:span><text:line-break/><text:span text:style-name="T40"> <text:s text:c="5"/></text:span><text:span text:style-name="T14">=&gt; nrel_then: ..operator64829;;</text:span><text:line-break/><text:span text:style-name="T40"> <text:s text:c="5"/></text:span><text:span text:style-name="T14">=&gt; nrel_else: ..operator32945;;</text:span><text:line-break/><text:span text:style-name="T40"> <text:s text:c="3"/></text:span><text:span text:style-name="T14">*);;</text:span><text:line-break/><text:span text:style-name="T40"> <text:s text:c="3"/></text:span><text:span text:style-name="T14">-&gt;..operator64829 (*</text:span><text:line-break/><text:span text:style-name="T40"> <text:s text:c="5"/></text:span><text:span text:style-name="T14">&lt;- searchSetStr3;;</text:span><text:line-break/><text:span text:style-name="T40"> <text:s text:c="5"/></text:span><text:span text:style-name="T14">-&gt; rrel_1: rrel_fixed: rrel_scp_var: _pattern;;</text:span><text:line-break/><text:span text:style-name="T40"> <text:s text:c="5"/></text:span><text:span text:style-name="T14">-&gt; rrel_2: rrel_scp_var: rrel_assign: _arc;;</text:span><text:line-break/><text:span text:style-name="T40"> <text:s text:c="5"/></text:span><text:span text:style-name="T14">-&gt; rrel_3: rrel_scp_</text:span><text:span text:style-name="T37">var</text:span><text:span text:style-name="T14">: rrel_assign: _element;;</text:span><text:line-break/><text:span text:style-name="T40"> <text:s text:c="5"/></text:span><text:span text:style-name="T14">-&gt; rrel_set_3: rrel_fixed: rrel_scp_var: _results;;</text:span><text:line-break/><text:span text:style-name="T40"> <text:s text:c="5"/></text:span><text:span text:style-name="T14">=&gt; nrel_goto: ..operator2062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32945 (*</text:span><text:line-break/><text:span text:style-name="T40"> <text:s text:c="5"/></text:span><text:span text:style-name="T14">&lt;- print;;</text:span><text:line-break/><text:soft-page-break/><text:span text:style-name="T40"> <text:s text:c="5"/></text:span><text:span text:style-name="T14">-&gt; rrel_1: rrel_fixed: rrel_scp_const: [Nothing!];;</text:span><text:line-break/><text:span text:style-name="T40"> <text:s text:c="5"/></text:span><text:span text:style-name="T14">=&gt; nrel_goto: ..operator20621;;</text:span><text:line-break/><text:span text:style-name="T40"> <text:s text:c="3"/></text:span><text:span text:style-name="T14">*);;</text:span><text:line-break/><text:span text:style-name="T40"> <text:s text:c="3"/></text:span><text:span text:style-name="T14">-&gt;..operator20621 (*</text:span><text:line-break/><text:span text:style-name="T40"> <text:s text:c="5"/></text:span><text:span text:style-name="T14">&lt;- return;;</text:span><text:line-break/><text:span text:style-name="T40"> <text:s text:c="3"/></text:span><text:span text:style-name="T14">*);;</text:span><text:line-break/><text:span text:style-name="T40"> <text:s/></text:span><text:span text:style-name="T14">*);;</text:span><text:line-break/><text:span text:style-name="T14">*);;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15T15:41:53.856601295</dc:date>
    <meta:editing-duration>PT10H53M40S</meta:editing-duration>
    <meta:editing-cycles>156</meta:editing-cycles>
    <meta:generator>LibreOffice/4.2.7.2$Linux_x86 LibreOffice_project/420m0$Build-2</meta:generator>
    <meta:document-statistic meta:table-count="9" meta:image-count="0" meta:object-count="0" meta:page-count="11" meta:paragraph-count="232" meta:word-count="1663" meta:character-count="13175" meta:non-whitespace-character-count="10819"/>
  </office:meta>
</office:document-meta>
</file>